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60.25mm"/>
    </style:style>
    <style:style style:name="co3" style:family="table-column">
      <style:table-column-properties fo:break-before="auto" style:column-width="244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push service</text:p>
          </table:table-cell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uawei smart screenshot</text:p>
          </table:table-cell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ramework resource overlay</text:p>
          </table:table-cell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-mobile chrome customization</text:p>
          </table:table-cell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tibility test suite</text:p>
          </table:table-cell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secure user plane location</text:p>
          </table:table-cell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/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huawei hiview</text:p>
          </table:table-cell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huawei hiview tunnel</text:p>
          </table:table-cell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huawei share</text:p>
          </table:table-cell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uawei advanced power saving</text:p>
          </table:table-cell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huawei import contacts over bt</text:p>
          </table:table-cell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/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huawei navigation dock</text:p>
          </table:table-cell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huawei iaware</text:p>
          </table:table-cell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huawei ims</text:p>
          </table:table-cell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huawei instantonline</text:p>
          </table:table-cell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/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/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uawei hardware testing</text:p>
          </table:table-cell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huawei nearby</text:p>
          </table:table-cell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/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huawei power genie</text:p>
          </table:table-cell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uawei *#*#2846579#*#*</text:p>
          </table:table-cell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huawei rcs service</text:p>
          </table:table-cell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/>
          <table:table-cell office:value-type="string" calcext:value-type="string">
            <text:p>huawei 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/>
          <table:table-cell office:value-type="string" calcext:value-type="string">
            <text:p>huawei smart 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/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huawei synergy</text:p>
          </table:table-cell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/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huawei trust agent</text:p>
          </table:table-cell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huawei wfdft</text:p>
          </table:table-cell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huawei wifiprobqeservice</text:p>
          </table:table-cell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huawei iconnect</text:p>
          </table:table-cell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/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/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hone locator</text:p>
          </table:table-cell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huawei mirrorshare</text:p>
          </table:table-cell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/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/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rtner bookmarks storage</text:p>
          </table:table-cell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/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/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/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/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/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/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/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huawei watch sync</text:p>
          </table:table-cell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/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uawei compass</text:p>
          </table:table-cell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huawei tips</text:p>
          </table:table-cell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huawei mirror</text:p>
          </table:table-cell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/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wallpaper backup</text:p>
          </table:table-cell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mui dark theme</text:p>
          </table:table-cell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mui honor theme</text:p>
          </table:table-cell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uawei android extensions</text:p>
          </table:table-cell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restore google settings</text:p>
          </table:table-cell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telephony carrier-specific settings</text:p>
          </table:table-cell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tibility test service</text:p>
          </table:table-cell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/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mergency information</text:p>
          </table:table-cell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xchange services</text:p>
          </table:table-cell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xternal storage</text:p>
          </table:table-cell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used location</text:p>
          </table:table-cell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play services</text:p>
          </table:table-cell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backup transport</text:p>
          </table:table-cell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ervices library</text:p>
          </table:table-cell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/>
          <table:table-cell office:value-type="string" calcext:value-type="string">
            <text:p>market feedback agent</text:p>
          </table:table-cell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one time init</text:p>
          </table:table-cell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/>
          <table:table-cell office:value-type="string" calcext:value-type="string">
            <text:p>package installer</text:p>
          </table:table-cell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partner setup</text:p>
          </table:table-cell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services framework</text:p>
          </table:table-cell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huawei video</text:p>
          </table:table-cell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awei camera</text:p>
          </table:table-cell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uawei call history record</text:p>
          </table:table-cell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huawei recsys</text:p>
          </table:table-cell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huawei music</text:p>
          </table:table-cell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huawei motion service</text:p>
          </table:table-cell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huawei multi screen shot</text:p>
          </table:table-cell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huawei notepad</text:p>
          </table:table-cell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huawei hivision</text:p>
          </table:table-cell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huawei screen recorder</text:p>
          </table:table-cell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huawei services framework</text:p>
          </table:table-cell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huawei startup guide</text:p>
          </table:table-cell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huawei system manager</text:p>
          </table:table-cell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huawei system services</text:p>
          </table:table-cell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huawei widget</text:p>
          </table:table-cell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input devices</text:p>
          </table:table-cell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work profile setup</text:p>
          </table:table-cell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media storage</text:p>
          </table:table-cell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messaging</text:p>
          </table:table-cell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mmsservice</text:p>
          </table:table-cell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mtp host</text:p>
          </table:table-cell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evice setup</text:p>
          </table:table-cell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play store</text:p>
          </table:table-cell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roxyhandler</text:p>
          </table:table-cell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settings</text:p>
          </table:table-cell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settings storage</text:p>
          </table:table-cell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etup</text:p>
          </table:table-cell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usb connection menu</text:p>
          </table:table-cell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intent filter verification service</text:p>
          </table:table-cell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storage manager</text:p>
          </table:table-cell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system ui</text:p>
          </table:table-cell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nfc tags</text:p>
          </table:table-cell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l management</text:p>
          </table:table-cell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hone and messaging storage</text:p>
          </table:table-cell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hone services</text:p>
          </table:table-cell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ogle app</text:p>
          </table:table-cell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vpndialogs</text:p>
          </table:table-cell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wallpaper cropper</text:p>
          </table:table-cell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  <table:database-ranges>
        <table:database-range table:name="__Anonymous_Sheet_DB__0" table:target-range-address="'WAS-LX1A_SW'.A1:'WAS-LX1A_SW'.C18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2a6099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2a6099"/>
    </style:style>
  </office:automatic-styles>
  <office:master-styles>
    <style:master-page style:name="Default" style:page-layout-name="Mpm1">
      <style:header>
        <style:region-left>
          <text:p><text:span text:style-name="MT1">HUAWEI P10 LITE - WAS-LX1A 8.0.0.383 (C432)</text:span></text:p>
          <text:p><text:span text:style-name="MT1"/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text:span text:style-name="MT1"><text:s/>- ADBTRICK </text:span></text:p>
          <text:p><text:span text:style-name="MT1"/></text:p>
        </style:region-right>
      </style:header>
      <style:header-left style:display="false"/>
      <style:footer>
        <style:region-left>
          <text:p><text:span text:style-name="MT3">Package list has been <text:s/>extracted from the device; most software names have been retrieved from apkmirror (y lines), others can be inaccurate.</text:span></text:p>
        </style:region-left>
        <style:region-center>
          <text:p><text:span text:style-name="MT2"/></text:p>
          <text:p><text:span text:style-name="MT1"/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2:32:21.69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2:34:59.101000000</dc:date>
    <meta:editing-duration>PT12H7M32S</meta:editing-duration>
    <meta:editing-cycles>319</meta:editing-cycles>
    <meta:generator>LibreOffice/6.1.6.3$Windows_X86_64 LibreOffice_project/5896ab1714085361c45cf540f76f60673dd96a72</meta:generator>
    <meta:document-statistic meta:table-count="1" meta:cell-count="480" meta:object-count="0"/>
  </office:meta>
</office:document-meta>
</file>